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fo:color="#6666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fo:color="#6666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fo:color="#6666ff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6666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fo:color="#3333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Liberation Serif'" style:font-family-asian="'Liberation Serif'" style:font-family-complex="'Liberation Serif'" fo:background-color="transparent" fo:color="#6666ff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erif'" style:font-family-asian="'Liberation Serif'" style:font-family-complex="'Liberation Serif'" fo:background-color="transparent" fo:color="#6666ff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'Liberation Serif'" style:font-family-asian="'Liberation Serif'" style:font-family-complex="'Liberation Serif'" fo:background-color="#ffffff" fo:color="#0000ff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fo:font-family="'Liberation Serif'" style:font-family-asian="'Liberation Serif'" style:font-family-complex="'Liberation Serif'" fo:background-color="transparent" fo:color="#ff6600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'Liberation Serif'" style:font-family-asian="'Liberation Serif'" style:font-family-complex="'Liberation Serif'" fo:background-color="transparent" fo:color="#0000ff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bold" fo:font-family="'Liberation Serif'" style:font-family-asian="'Liberation Serif'" style:font-family-complex="'Liberation Serif'" fo:background-color="transparent" fo:color="#6666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<text:tab/><text:tab/><text:tab/><text:tab/></text:span><text:span text:style-name="T2"><text:tab/>OrangeHrm</text:span></text:p>
      <text:p text:style-name="P1"><text:span text:style-name="T3"/></text:p>
      <text:p text:style-name="P1"><text:span text:style-name="T3"/></text:p>
      <text:p text:style-name="P1"><text:span text:style-name="T4">Operating Environment: </text:span></text:p>
      <text:p text:style-name="P1"><text:span text:style-name="T5">To start the OrangeHRM, user requires to activate the AMP stack (Apache,MySQL and PHP) </text:span></text:p>
      <text:p text:style-name="P1"><text:span text:style-name="T6"/></text:p>
      <text:p text:style-name="P1"><text:span text:style-name="T7">Browsers : </text:span></text:p>
      <text:p text:style-name="P1"><text:span text:style-name="T8">This product should be tested with different browsers like Mozilla, Internet Explorer, Netscape Navigator and Opera. </text:span></text:p>
      <text:p text:style-name="P1"><text:span text:style-name="T9"/></text:p>
      <text:p text:style-name="P1"><text:span text:style-name="T10">Username and password should be provided during installation(Admin login).</text:span></text:p>
      <text:p text:style-name="P1"><text:span text:style-name="T11"/></text:p>
      <text:p text:style-name="P1"><text:span text:style-name="T12">User can test the functionalities of following module. ( But in our course we added first four modules only)</text:span></text:p>
      <text:p text:style-name="P1"><text:span text:style-name="T13"/></text:p>
      <text:list text:style-name="L2">
        <text:list-item>
          <text:p text:style-name="P2"><text:span text:style-name="T14">Admin Module </text:span></text:p>
        </text:list-item>
        <text:list-item>
          <text:p text:style-name="P2"><text:span text:style-name="T14">PIM Module</text:span></text:p>
        </text:list-item>
        <text:list-item>
          <text:p text:style-name="P2"><text:span text:style-name="T14">Leave Module</text:span></text:p>
        </text:list-item>
        <text:list-item>
          <text:p text:style-name="P2"><text:span text:style-name="T14">Time Module</text:span></text:p>
        </text:list-item>
        <text:list-item>
          <text:p text:style-name="P2"><text:span text:style-name="T15">Recruitment Module</text:span></text:p>
        </text:list-item>
        <text:list-item>
          <text:p text:style-name="P2"><text:span text:style-name="T15">Performance Module</text:span></text:p>
        </text:list-item>
        <text:list-item>
          <text:p text:style-name="P2"><text:span text:style-name="T15">Dashboard Module</text:span></text:p>
        </text:list-item>
        <text:list-item>
          <text:p text:style-name="P2"><text:span text:style-name="T15">Directory Module</text:span></text:p>
        </text:list-item>
      </text:list>
      <text:p text:style-name="P3"><text:span text:style-name="T16"/></text:p>
      <text:p text:style-name="P3"><text:span text:style-name="T16"/></text:p>
      <text:p text:style-name="P4"><text:span text:style-name="T17">The Admin Module should provide full control to the admin for all settings that affect the action </text:span></text:p>
      <text:p text:style-name="P4"><text:span text:style-name="T17">of Orange HRM implementation. Through this Module, Admin user can: </text:span></text:p>
      <text:list text:style-name="L5">
        <text:list-item>
          <text:p text:style-name="P5"><text:span text:style-name="T17"><text:s/>Define the company hierarchy, pay grades, projects, memberships, qualifications etc. </text:span></text:p>
        </text:list-item>
        <text:list-item>
          <text:p text:style-name="P5"><text:span text:style-name="T17"><text:s/>Add other administrators, and set access levels for each user. </text:span></text:p>
        </text:list-item>
        <text:list-item>
          <text:p text:style-name="P5"><text:span text:style-name="T17"><text:s/>Handle security issues. </text:span></text:p>
        </text:list-item>
        <text:list-item>
          <text:p text:style-name="P5"><text:span text:style-name="T17"><text:s/>Data importing and exporting. </text:span></text:p>
        </text:list-item>
        <text:list-item>
          <text:p text:style-name="P5"><text:span text:style-name="T17">Adding custom fields. </text:span></text:p>
        </text:list-item>
      </text:list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7"><text:span text:style-name="T19">1. Login </text:span></text:p>
      <text:p text:style-name="P7"><text:span text:style-name="T20"/></text:p>
      <text:p text:style-name="P7"><text:span text:style-name="T21">1.1 OrangeHrm application should open by providing the URL (http://localhost/orangehrm). </text:span></text:p>
      <text:p text:style-name="P7"><text:span text:style-name="T22"/></text:p>
      <text:p text:style-name="P7"><text:span text:style-name="T23">1.2. Should Open Login page with Username &amp; Password fields . There should be two buttons: Login &amp; Clear.</text:span></text:p>
      <text:p text:style-name="P7"><text:span text:style-name="T24"/></text:p>
      <text:p text:style-name="P7"><text:span text:style-name="T25">1.3<text:s text:c="2"/>LOGIN button should accept valid username and password and open the home page of the application<text:s text:c="2"/>with Admin, PIM, Leave, Recruitment, Dashboard and Directory module..</text:span></text:p>
      <text:p text:style-name="P7"><text:span text:style-name="T26"/></text:p>
      <text:p text:style-name="P7"><text:span text:style-name="T27">( PLEASE NOTE that we are purposely removing change password requirement... same type of requirement you can check in the Admin module)</text:span></text:p>
      <text:p text:style-name="P7"><text:span text:style-name="T28"/></text:p>
      <text:p text:style-name="P7"><text:span text:style-name="T29">1.4. “Clear” button should allow user to clear all the data in the text fields. </text:span></text:p>
      <text:p text:style-name="P7"><text:span text:style-name="T30"/></text:p>
      <text:p text:style-name="P7"><text:span text:style-name="T30"/></text:p>
      <text:p text:style-name="P7"><text:span text:style-name="T31">2<text:s text:c="2"/>Admin Module </text:span></text:p>
      <text:p text:style-name="P8"><text:span text:style-name="T32">The Admin user should have full control over the system and should handle all administration </text:span></text:p>
      <text:p text:style-name="P8"><text:span text:style-name="T32">tasks such as defining company information, job descriptions, qualifications, skills, memberships, </text:span></text:p>
      <text:p text:style-name="P8"><text:span text:style-name="T32">nationality and race, users, setting up email notifications, project information, creating custom fields </text:span></text:p>
      <text:p text:style-name="P8"><text:span text:style-name="T32"><text:s/>and lots more in the application.</text:span></text:p>
      <text:p text:style-name="P8"><text:span text:style-name="T33"/></text:p>
      <text:p text:style-name="P9"><text:span text:style-name="T34">2.1 Selecting Admin module should display User Management, Job, Organization, Qualifications, Nationalities and Configuration as menus.</text:span></text:p>
      <text:p text:style-name="P9"><text:span text:style-name="T35"/></text:p>
      <text:p text:style-name="P9"><text:span text:style-name="T35"/></text:p>
      <text:p text:style-name="P9"><draw:frame text:anchor-type="as-char" svg:width="180.18mm" svg:height="109.80mm" style:rel-width="scale" style:rel-height="scale"><draw:object-ole xlink:href="OleObj1"/><draw:image xlink:href="ObjectReplacements/OleObj1"/></draw:frame><text:span text:style-name="T36">3 Admin- User Management.</text:span></text:p>
      <text:p text:style-name="P9"><text:span text:style-name="T37"/></text:p>
      <text:p text:style-name="P9"><text:span text:style-name="T38">3.1 By selecting User from User Management it should display<text:s text:c="2"/>System users screen with<text:s text:c="2"/>user name, user role, employee name and status. It should display search and Reset button</text:span></text:p>
      <text:p text:style-name="P9"><text:span text:style-name="T39"/></text:p>
      <text:p text:style-name="P9"><text:span text:style-name="T39"/></text:p>
      <text:p text:style-name="P10"><draw:frame text:anchor-type="as-char" svg:width="170.13mm" svg:height="102.66mm" style:rel-width="scale" style:rel-height="scale"><draw:object-ole xlink:href="OleObj2"/><draw:image xlink:href="ObjectReplacements/OleObj2"/></draw:frame><text:span text:style-name="T40">NOTE :<text:s text:c="2"/>Employee<text:s text:c="2"/>that created in the application that only get added as user. SO first create employee. Select PIM module – Add Employee- enter employee details with login credentials and save.<text:s text:c="2"/></text:span></text:p>
      <text:p text:style-name="P10"><text:span text:style-name="T41"/></text:p>
      <text:p text:style-name="P11"><text:span text:style-name="T42">(3A, 3B,3C,3D,3E,3F for searching existing records)</text:span></text:p>
      <text:p text:style-name="P11"><text:span text:style-name="T43">Prerequisite : Employee created </text:span></text:p>
      <text:p text:style-name="P11"><text:span text:style-name="T44"/></text:p>
      <text:p text:style-name="P11"><text:span text:style-name="T45"><text:s/></text:span><text:span text:style-name="T46">3A</text:span><text:span text:style-name="T47"><text:s/></text:span><text:span text:style-name="T48">Username</text:span></text:p>
      <text:p text:style-name="P11"><text:span text:style-name="T49"/></text:p>
      <text:p text:style-name="P11"><text:span text:style-name="T50">3.2 User name<text:s text:c="2"/>should be by default blank.</text:span></text:p>
      <text:p text:style-name="P11"><text:span text:style-name="T50">3.3<text:s text:c="2"/>should display information of existing employee only.</text:span></text:p>
      <text:p text:style-name="P11"><text:span text:style-name="T51"/></text:p>
      <text:p text:style-name="P11"><text:span text:style-name="T52">3B User Role</text:span></text:p>
      <text:p text:style-name="P11"><text:span text:style-name="T53"/></text:p>
      <text:p text:style-name="P11"><text:span text:style-name="T54">3.4<text:s text:c="2"/>User role should<text:s text:c="2"/>displays values as All, Admin, ESS.<text:s text:c="2"/>Default selected as ALL</text:span></text:p>
      <text:p text:style-name="P11"><text:span text:style-name="T54">3.6<text:s text:c="2"/></text:span><text:span text:style-name="T55">By selecting Search button it can display employee information of selected<text:s text:c="2"/>user Role.</text:span></text:p>
      <text:p text:style-name="P11"><text:span text:style-name="T56"/></text:p>
      <text:p text:style-name="P11"><text:span text:style-name="T57">3C Employee Name</text:span></text:p>
      <text:p text:style-name="P11"><text:span text:style-name="T58"><text:tab/></text:span></text:p>
      <text:p text:style-name="P11"><text:span text:style-name="T58">3.7 Employee name should accept and display<text:s text:c="2"/>only existing data as input.</text:span></text:p>
      <text:p text:style-name="P11"><text:span text:style-name="T59"/></text:p>
      <text:p text:style-name="P11"><text:span text:style-name="T60">3D Status</text:span></text:p>
      <text:p text:style-name="P11"><text:span text:style-name="T61"/></text:p>
      <text:p text:style-name="P11"><text:span text:style-name="T62">3.8 Default status should be All<text:s text:c="2"/>and<text:s text:c="2"/>should display All, Enabled, Disabled and Inactive, Retired.</text:span></text:p>
      <text:p text:style-name="P11"><text:span text:style-name="T63"/></text:p>
      <text:p text:style-name="P11"><text:span text:style-name="T64">3E Search Button</text:span></text:p>
      <text:p text:style-name="P11"><text:span text:style-name="T65">3.10 Selecting search button will display record of the particular employee depend on User Name or User Role or<text:s text:c="2"/>Employee Name or status. </text:span></text:p>
      <text:p text:style-name="P11"><text:span text:style-name="T66"/></text:p>
      <text:p text:style-name="P11"><text:span text:style-name="T67">3F Reset Button</text:span></text:p>
      <text:p text:style-name="P11"><text:span text:style-name="T68">3.11 selecting Reset button will clear all data in the text boxes.</text:span></text:p>
      <text:p text:style-name="P11"><text:span text:style-name="T69"/></text:p>
      <text:p text:style-name="P11"><text:span text:style-name="T70">3G Add Button<text:s text:c="2"/>(Admin-User Management-User-Add button)</text:span></text:p>
      <text:p text:style-name="P11"><text:span text:style-name="T71">Add button can create new user by assigning User Role to him by Admin.</text:span></text:p>
      <text:p text:style-name="P11"><text:span text:style-name="T72"/></text:p>
      <text:p text:style-name="P11"><text:span text:style-name="T72"/></text:p>
      <text:p text:style-name="P11"><text:span text:style-name="T73">3.13 User Role should be selected as Admin or ESS or Supervisor. Default should be ESS.</text:span></text:p>
      <text:p text:style-name="P11"><text:span text:style-name="T74"/></text:p>
      <text:p text:style-name="P11"><text:span text:style-name="T75">3.14<text:s text:c="2"/>Employee name should<text:s text:c="2"/>accept existing employee name only. .</text:span></text:p>
      <text:p text:style-name="P11"><text:span text:style-name="T76"/></text:p>
      <text:p text:style-name="P11"><text:span text:style-name="T77">3.15<text:s text:c="2"/>User name should accept 5 and more than 5 characters</text:span></text:p>
      <text:p text:style-name="P11"><text:span text:style-name="T78"/></text:p>
      <text:p text:style-name="P11"><text:span text:style-name="T79">3.16 Status should be selected as Enabled or disabled.</text:span></text:p>
      <text:p text:style-name="P11"><text:span text:style-name="T80"/></text:p>
      <text:p text:style-name="P11"><text:span text:style-name="T81">3.17<text:s text:c="2"/>Password should accept above<text:s text:c="2"/>4 characters.</text:span></text:p>
      <text:p text:style-name="P11"><text:span text:style-name="T82"/></text:p>
      <text:p text:style-name="P11"><text:span text:style-name="T83">3.18 confirm password should accept same password as in password.</text:span></text:p>
      <text:p text:style-name="P11"><text:span text:style-name="T84"/></text:p>
      <text:p text:style-name="P11"><text:span text:style-name="T85">3.19 Save button should create the user<text:s text:c="2"/>and display in the list.</text:span></text:p>
      <text:p text:style-name="P11"><text:span text:style-name="T86"/></text:p>
      <text:p text:style-name="P11"><text:span text:style-name="T87">3.20 Cancel button should cancel the data entered and should go back to start page of application.</text:span></text:p>
      <text:p text:style-name="P11"><text:span text:style-name="T88"/></text:p>
      <text:p text:style-name="P11"><text:span text:style-name="T88"/></text:p>
      <text:p text:style-name="P11"><text:span text:style-name="T89">3H Delete Button</text:span></text:p>
      <text:p text:style-name="P11"><text:span text:style-name="T90"/></text:p>
      <text:p text:style-name="P11"><text:span text:style-name="T91">3.21 Delete button should allow to delete selected user with confirmation message.</text:span></text:p>
      <text:p text:style-name="P11"><text:span text:style-name="T92"/></text:p>
      <text:p text:style-name="P11"><text:span text:style-name="T92"/></text:p>
      <text:p text:style-name="P11"><text:span text:style-name="T93">4<text:s text:c="2"/>Admin- Job</text:span></text:p>
      <text:p text:style-name="P11"><text:span text:style-name="T94">Prerequisite : admin login into the application.</text:span></text:p>
      <text:p text:style-name="P11"><text:span text:style-name="T95"/></text:p>
      <text:p text:style-name="P11"><text:span text:style-name="T96">4.1 It should display Job Titles, Pay Grades, Employment Status, Job categories, Work Shifts as sub options.</text:span></text:p>
      <text:p text:style-name="P11"><text:span text:style-name="T97"/></text:p>
      <text:p text:style-name="P11"><text:span text:style-name="T98">4A Job Titles</text:span></text:p>
      <text:p text:style-name="P11"><text:span text:style-name="T99"/></text:p>
      <text:p text:style-name="P11"><text:span text:style-name="T100">4.2 Selecting Job Title<text:s text:c="2"/>should display Job Title page with Add, Remove button and existing job titles and job description.</text:span></text:p>
      <text:p text:style-name="P11"><text:span text:style-name="T100">4.3 Selecting Add button should open Add Job Title page to add new Job Title.</text:span></text:p>
      <text:p text:style-name="P11"><text:span text:style-name="T100">4.4<text:s text:c="2"/>Job title should accept character and cant be empty.</text:span></text:p>
      <text:p text:style-name="P11"><text:span text:style-name="T100">4.5 Job Description should accept character, alphanumeric or numbers</text:span></text:p>
      <text:p text:style-name="P11"><text:span text:style-name="T100">4.6 Job Specification should allow to attach a file upto 2MB</text:span></text:p>
      <text:p text:style-name="P11"><text:span text:style-name="T100">4.7 Note should accept all types of data.</text:span></text:p>
      <text:p text:style-name="P11"><text:span text:style-name="T100">4.8 Save button should allow to add new job title. </text:span></text:p>
      <text:p text:style-name="P11"><text:span text:style-name="T100">4.9 Selecting Delete button will allow to delete selected Job title permanently.</text:span></text:p>
      <text:p text:style-name="P11"><text:span text:style-name="T101"/></text:p>
      <text:p text:style-name="P11"><text:span text:style-name="T102">Example : </text:span></text:p>
      <text:p text:style-name="P11"><text:span text:style-name="T102">Job title – Tester</text:span></text:p>
      <text:p text:style-name="P11"><text:span text:style-name="T102">Job Description – He is a manual tester who will create design, scenario, traceability matrix, test cases documents.</text:span></text:p>
      <text:p text:style-name="P11"><text:span text:style-name="T102">Note : He will report to supervisor</text:span></text:p>
      <text:p text:style-name="P11"><text:span text:style-name="T103"/></text:p>
      <text:p text:style-name="P11"><text:span text:style-name="T104">4B Pay Grades</text:span></text:p>
      <text:p text:style-name="P11"><text:span text:style-name="T105"/></text:p>
      <text:p text:style-name="P11"><text:span text:style-name="T106">Prerequisite : Job titles already exists.</text:span></text:p>
      <text:p text:style-name="P11"><text:span text:style-name="T107"/></text:p>
      <text:p text:style-name="P11"><text:span text:style-name="T108">4.10 Selecting Pay Grades should display pay grade page with avialable pay grades, currency, Add and Delete button.</text:span></text:p>
      <text:p text:style-name="P11"><text:span text:style-name="T108">4.11 Add should allow to add new pay<text:s text:c="2"/>grade in characters and alphanumbers </text:span></text:p>
      <text:p text:style-name="P11"><text:span text:style-name="T108">4.12 Save will allow to save pay grade and should display Add Currency window with currency, minimum and maximum salary.</text:span></text:p>
      <text:p text:style-name="P11"><text:span text:style-name="T108">4.13 Currency can be selected and cant be kept blank.</text:span></text:p>
      <text:p text:style-name="P11"><text:span text:style-name="T108">4.14 Minium salary should accept numbers and decimal numbers only</text:span></text:p>
      <text:p text:style-name="P11"><text:span text:style-name="T108">4.15 Maximum salary should accept numbers and decimal numbers only</text:span></text:p>
      <text:p text:style-name="P11"><text:span text:style-name="T108">4.16 Save will save the currency and display in the list with min and max salary</text:span></text:p>
      <text:p text:style-name="P11"><text:span text:style-name="T108">4.17 selecting cancel it should cancel the data and back to main Edit Pay Grade page.</text:span></text:p>
      <text:p text:style-name="P11"><text:span text:style-name="T108">4.18 Delete will delete the selected paygrade with confirmation message.</text:span></text:p>
      <text:p text:style-name="P11"><text:span text:style-name="T109"/></text:p>
      <text:p text:style-name="P11"><text:span text:style-name="T109"/></text:p>
      <text:p text:style-name="P11"><text:span text:style-name="T109"/></text:p>
      <text:p text:style-name="P12"><draw:frame text:anchor-type="as-char" svg:width="174.89mm" svg:height="115.09mm" style:rel-width="scale" style:rel-height="scale"><draw:object-ole xlink:href="OleObj3"/><draw:image xlink:href="ObjectReplacements/OleObj3"/></draw:frame><text:span text:style-name="T109"/></text:p>
      <text:p text:style-name="P12"><text:span text:style-name="T109"/></text:p>
      <text:p text:style-name="P12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